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TreeModelDefinitionBuilder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TreeModelDefinitionBuilder.build( Element treeModel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